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6c871" officeooo:paragraph-rsid="0006c871"/>
    </style:style>
    <style:style style:name="P2" style:family="paragraph" style:parent-style-name="Subtitle">
      <style:text-properties officeooo:rsid="0006c871" officeooo:paragraph-rsid="0006c871"/>
    </style:style>
    <style:style style:name="P3" style:family="paragraph" style:parent-style-name="Text_20_body">
      <style:text-properties officeooo:rsid="0006c871" officeooo:paragraph-rsid="0006c871"/>
    </style:style>
    <style:style style:name="P4" style:family="paragraph" style:parent-style-name="Text_20_body">
      <style:text-properties officeooo:paragraph-rsid="0006e7cc"/>
    </style:style>
    <style:style style:name="P5" style:family="paragraph" style:parent-style-name="Text_20_body">
      <style:text-properties officeooo:rsid="000875ff" officeooo:paragraph-rsid="000875ff"/>
    </style:style>
    <style:style style:name="P6" style:family="paragraph" style:parent-style-name="Text_20_body">
      <style:text-properties officeooo:rsid="00088e2d" officeooo:paragraph-rsid="00088e2d"/>
    </style:style>
    <style:style style:name="P7" style:family="paragraph" style:parent-style-name="Text_20_body">
      <style:text-properties officeooo:paragraph-rsid="00088e2d"/>
    </style:style>
    <style:style style:name="P8" style:family="paragraph" style:parent-style-name="Text_20_body">
      <style:text-properties officeooo:rsid="000c522e" officeooo:paragraph-rsid="000c522e"/>
    </style:style>
    <style:style style:name="P9" style:family="paragraph" style:parent-style-name="Text_20_body">
      <style:text-properties officeooo:rsid="000ca26e" officeooo:paragraph-rsid="000ca26e"/>
    </style:style>
    <style:style style:name="P10" style:family="paragraph" style:parent-style-name="Text_20_body">
      <style:text-properties officeooo:rsid="000efbc9" officeooo:paragraph-rsid="000efbc9"/>
    </style:style>
    <style:style style:name="P11" style:family="paragraph" style:parent-style-name="Text_20_body">
      <style:text-properties officeooo:rsid="000f457e" officeooo:paragraph-rsid="000f457e"/>
    </style:style>
    <style:style style:name="P12" style:family="paragraph" style:parent-style-name="Text_20_body">
      <style:text-properties officeooo:rsid="0010d349" officeooo:paragraph-rsid="0010d349"/>
    </style:style>
    <style:style style:name="P13" style:family="paragraph" style:parent-style-name="Text_20_body">
      <style:text-properties officeooo:paragraph-rsid="0012dbe2"/>
    </style:style>
    <style:style style:name="P14" style:family="paragraph" style:parent-style-name="Text_20_body">
      <style:text-properties officeooo:rsid="0015f72d" officeooo:paragraph-rsid="0015f72d"/>
    </style:style>
    <style:style style:name="P15" style:family="paragraph" style:parent-style-name="Text_20_body">
      <style:text-properties officeooo:paragraph-rsid="00216432"/>
    </style:style>
    <style:style style:name="P16" style:family="paragraph" style:parent-style-name="Text_20_body">
      <style:text-properties officeooo:rsid="0021ada7" officeooo:paragraph-rsid="0021ada7"/>
    </style:style>
    <style:style style:name="P17" style:family="paragraph" style:parent-style-name="Text_20_body">
      <style:text-properties officeooo:rsid="002209b1" officeooo:paragraph-rsid="002209b1"/>
    </style:style>
    <style:style style:name="P18" style:family="paragraph" style:parent-style-name="Text_20_body">
      <style:text-properties officeooo:rsid="0023b744" officeooo:paragraph-rsid="0023b744"/>
    </style:style>
    <style:style style:name="P19" style:family="paragraph" style:parent-style-name="Text_20_body">
      <style:text-properties officeooo:paragraph-rsid="0027862c"/>
    </style:style>
    <style:style style:name="P20" style:family="paragraph" style:parent-style-name="Text_20_body">
      <style:text-properties officeooo:paragraph-rsid="002e8aa2"/>
    </style:style>
    <style:style style:name="P21" style:family="paragraph" style:parent-style-name="Text_20_body">
      <style:text-properties officeooo:paragraph-rsid="002fd9ad"/>
    </style:style>
    <style:style style:name="P22" style:family="paragraph" style:parent-style-name="Text_20_body">
      <style:text-properties officeooo:paragraph-rsid="0031b52c"/>
    </style:style>
    <style:style style:name="P23" style:family="paragraph" style:parent-style-name="Text_20_body">
      <style:paragraph-properties fo:text-align="end" style:justify-single-word="false"/>
      <style:text-properties officeooo:rsid="003b2b5a" officeooo:paragraph-rsid="003b2b5a"/>
    </style:style>
    <style:style style:name="P24" style:family="paragraph" style:parent-style-name="Text_20_body">
      <style:paragraph-properties fo:break-before="page"/>
      <style:text-properties officeooo:paragraph-rsid="0031b52c"/>
    </style:style>
    <style:style style:name="P25" style:family="paragraph" style:parent-style-name="Heading_20_1">
      <style:paragraph-properties fo:break-before="page"/>
      <style:text-properties officeooo:rsid="0006e7cc" officeooo:paragraph-rsid="0006e7cc"/>
    </style:style>
    <style:style style:name="P26" style:family="paragraph" style:parent-style-name="Heading_20_1">
      <style:text-properties officeooo:rsid="00088e2d" officeooo:paragraph-rsid="00088e2d"/>
    </style:style>
    <style:style style:name="P27" style:family="paragraph" style:parent-style-name="Heading_20_1">
      <style:text-properties officeooo:rsid="00216432" officeooo:paragraph-rsid="00216432"/>
    </style:style>
    <style:style style:name="P28" style:family="paragraph" style:parent-style-name="Heading_20_1">
      <style:text-properties officeooo:rsid="0027862c" officeooo:paragraph-rsid="0027862c"/>
    </style:style>
    <style:style style:name="P29" style:family="paragraph" style:parent-style-name="Heading_20_1">
      <style:text-properties officeooo:rsid="002e8aa2" officeooo:paragraph-rsid="002e8aa2"/>
    </style:style>
    <style:style style:name="P30" style:family="paragraph" style:parent-style-name="Heading_20_1">
      <style:text-properties officeooo:rsid="0031b52c" officeooo:paragraph-rsid="0031b52c"/>
    </style:style>
    <style:style style:name="P31" style:family="paragraph" style:parent-style-name="Heading_20_1">
      <style:text-properties officeooo:paragraph-rsid="002fd9ad"/>
    </style:style>
    <style:style style:name="P32" style:family="paragraph" style:parent-style-name="Heading_20_2">
      <style:text-properties officeooo:rsid="00088e2d" officeooo:paragraph-rsid="00088e2d"/>
    </style:style>
    <style:style style:name="P33" style:family="paragraph" style:parent-style-name="Heading_20_2">
      <style:text-properties officeooo:rsid="0012dbe2" officeooo:paragraph-rsid="0012dbe2"/>
    </style:style>
    <style:style style:name="T1" style:family="text">
      <style:text-properties officeooo:rsid="0006e7cc"/>
    </style:style>
    <style:style style:name="T2" style:family="text">
      <style:text-properties officeooo:rsid="000935bb"/>
    </style:style>
    <style:style style:name="T3" style:family="text">
      <style:text-properties officeooo:rsid="000a92d5"/>
    </style:style>
    <style:style style:name="T4" style:family="text">
      <style:text-properties officeooo:rsid="000ca26e"/>
    </style:style>
    <style:style style:name="T5" style:family="text">
      <style:text-properties officeooo:rsid="000e7a68"/>
    </style:style>
    <style:style style:name="T6" style:family="text">
      <style:text-properties officeooo:rsid="000efbc9"/>
    </style:style>
    <style:style style:name="T7" style:family="text">
      <style:text-properties officeooo:rsid="000f457e"/>
    </style:style>
    <style:style style:name="T8" style:family="text">
      <style:text-properties officeooo:rsid="0010d349"/>
    </style:style>
    <style:style style:name="T9" style:family="text">
      <style:text-properties officeooo:rsid="00117e69"/>
    </style:style>
    <style:style style:name="T10" style:family="text">
      <style:text-properties officeooo:rsid="0014c92d"/>
    </style:style>
    <style:style style:name="T11" style:family="text">
      <style:text-properties officeooo:rsid="0018ac8d"/>
    </style:style>
    <style:style style:name="T12" style:family="text">
      <style:text-properties officeooo:rsid="001a433e"/>
    </style:style>
    <style:style style:name="T13" style:family="text">
      <style:text-properties officeooo:rsid="001b8843"/>
    </style:style>
    <style:style style:name="T14" style:family="text">
      <style:text-properties officeooo:rsid="001c8bb4"/>
    </style:style>
    <style:style style:name="T15" style:family="text">
      <style:text-properties officeooo:rsid="001eae42"/>
    </style:style>
    <style:style style:name="T16" style:family="text">
      <style:text-properties officeooo:rsid="0021ada7"/>
    </style:style>
    <style:style style:name="T17" style:family="text">
      <style:text-properties officeooo:rsid="0021df2b"/>
    </style:style>
    <style:style style:name="T18" style:family="text">
      <style:text-properties officeooo:rsid="0023b744"/>
    </style:style>
    <style:style style:name="T19" style:family="text">
      <style:text-properties officeooo:rsid="0024b4be"/>
    </style:style>
    <style:style style:name="T20" style:family="text">
      <style:text-properties officeooo:rsid="00294078"/>
    </style:style>
    <style:style style:name="T21" style:family="text">
      <style:text-properties officeooo:rsid="0029aebb"/>
    </style:style>
    <style:style style:name="T22" style:family="text">
      <style:text-properties officeooo:rsid="002e8aa2"/>
    </style:style>
    <style:style style:name="T23" style:family="text">
      <style:text-properties officeooo:rsid="002fd9ad"/>
    </style:style>
    <style:style style:name="T24" style:family="text">
      <style:text-properties officeooo:rsid="00310ffc"/>
    </style:style>
    <style:style style:name="T25" style:family="text">
      <style:text-properties officeooo:rsid="00338b1c"/>
    </style:style>
    <style:style style:name="T26" style:family="text">
      <style:text-properties officeooo:rsid="0035acf5"/>
    </style:style>
    <style:style style:name="T27" style:family="text">
      <style:text-properties officeooo:rsid="0038f4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do projeto 1</text:p>
      <text:p text:style-name="P2">Universidade Federal da Fronteira Sul</text:p>
      <text:p text:style-name="P2">Aluno: Andrei Augusto da Cunha Toledo</text:p>
      <text:p text:style-name="P2">Disciplina: Tópicos Especiais em Desenvolvimento WEB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Contato: actoledo.andrei@gmail.com</text:p>
      <text:h text:style-name="P25" text:outline-level="1">1. Introdução</text:h>
      <text:p text:style-name="P4"><text:tab/><text:span text:style-name="T1">O site criado para a disciplina de Tópicos Especiais em Desenvolvimento WEB é sobre uma loja de produtos gamers(exemplo de loja), que pode ser modificado para qualquer outra finalidade. O site foi construído usando a princípio, apenas HTML, CSS e JavaScript. </text:span></text:p>
      <text:p text:style-name="P4"/>
      <text:h text:style-name="P26" text:outline-level="1">2. Da construção</text:h>
      <text:p text:style-name="P6">Neste item serão abordados os recursos utilizados para a construção do site.</text:p>
      <text:h text:style-name="P32" text:outline-level="2">2.1 Javascript</text:h>
      <text:p text:style-name="P7"><text:tab/><text:span text:style-name="T2">Foi criado um arquivo .js personalizado chamado “script.js” encontrado no caminho “/js/script.js”.</text:span></text:p>
      <text:p text:style-name="P7"><text:tab/><text:span text:style-name="T3">Os recursos js utilizados no site são:</text:span></text:p>
      <text:p text:style-name="P7"><text:span text:style-name="T3">i) Scrollpy: Recurso do prórpio Bootstrap, utilizado para o menu superior deslizar até a div que é referente a sessão indicada pelo link.</text:span></text:p>
      <text:p text:style-name="P8">ii) <text:span text:style-name="T4">Carrousel: Outro recurso do Bootstrap, é uma galeria de imagens que tem efeito de carrossel, fica passando as imagens automaticamente.</text:span></text:p>
      <text:p text:style-name="P9"><text:span text:style-name="T5">i</text:span>ii) <text:span text:style-name="T6">Modal: Mais um recurso do Bootsrap, quando uma imagem é clicada, ela abre uma modal, destacando a imagem em uma “janela” grande dentro da página e opacando o resto do site.</text:span></text:p>
      <text:p text:style-name="P10">iv) <text:span text:style-name="T7">Dropdown: Recurso do Bootstrap que é usado em um link no menu, ao invés de correr a página, abre um “sub-menu” para escolha de diversos outros itens.</text:span></text:p>
      <text:p text:style-name="P11">v) <text:span text:style-name="T8">Handlebars: Biblioteca JavaScript para criação de templates semânticos.</text:span></text:p>
      <text:p text:style-name="P12">vi) <text:span text:style-name="T9">Scrollreveal: plugin de animações para scroll tanto em mobile quanto para desktops e laptops.</text:span></text:p>
      <text:p text:style-name="P12"/>
      <text:h text:style-name="P33" text:outline-level="2">2.2 Estilos</text:h>
      <text:p text:style-name="P13"><text:tab/><text:span text:style-name="T10">Foi criada uma folha de estilos personalizados chamada “style.css” encontrada no caminho “/css/style.css”.</text:span></text:p>
      <text:p text:style-name="P13"><text:tab/><text:span text:style-name="T11">Dos componentes do Bootstrap foram usados os seguintes itens:</text:span></text:p>
      <text:p text:style-name="P14">i) <text:span text:style-name="T12">Thumbnails: Foi usado nas miniaturas das imagens dos produtos</text:span></text:p>
      <text:p text:style-name="P14">ii) <text:span text:style-name="T12">Navbar: Foi usada uma navbar no menu superior do site</text:span></text:p>
      <text:p text:style-name="P14">iii) <text:span text:style-name="T13">Input groups: Para a form no final da página de contato, foi usado um input group.</text:span></text:p>
      <text:p text:style-name="P14">iv) <text:span text:style-name="T14">List group: Foi usado no rodapé do site um input group para o mapa do site e outro para a lista de links.</text:span></text:p>
      <text:p text:style-name="P14"><text:soft-page-break/>v) <text:span text:style-name="T15">Grid system: Foi usado o sistema de grid do próprio Bootstrap para a construção de todo o site.</text:span></text:p>
      <text:p text:style-name="P14"/>
      <text:h text:style-name="P27" text:outline-level="1">2.3 Seções</text:h>
      <text:p text:style-name="P15"><text:tab/><text:span text:style-name="T16">O site contém as seguintes sessões:</text:span></text:p>
      <text:p text:style-name="P16">i) Apresentação do site: Se<text:span text:style-name="T17">ç</text:span>ão onde fica o carroussel, seria, por exemplo, a página inicial do site.</text:p>
      <text:p text:style-name="P16">ii) <text:span text:style-name="T17">Sobre nós: Seção onde fica a apresentação do site, onde ficam as informações institucionais sobre a empresa ou produto.</text:span></text:p>
      <text:p text:style-name="P17">iii) <text:span text:style-name="T18">Produtos com suas subseções: Onde são apresentadas as imagens dos produtos e é dividida em categorias de produtos.</text:span></text:p>
      <text:p text:style-name="P18">iv) <text:span text:style-name="T19">Fale conosco: Onde temos localização, mapa, informações de contato e um formulário de mensagens.</text:span></text:p>
      <text:p text:style-name="P18">v) Rodapé: Onde são mostradas as informações complementares do site e o mapa completo do mesmo.</text:p>
      <text:p text:style-name="P18"/>
      <text:h text:style-name="P28" text:outline-level="1">3. <text:span text:style-name="T21">Acessibilidade</text:span></text:h>
      <text:p text:style-name="P19"><text:tab/><text:span text:style-name="T20">Além do site apresentar uma aparência padronizada em websites comerciais, ele é construído com auxílio das tags “alt” nas imagens para auxiliar deficientes visuais, seus títulos e subtítulos são todos organizados com as tags “h1, h2, h3...” que facilita um mecanismo de leitura de página atribuir o que é título e o que é texto, já que os textos dos site estão contidos sempre em tags “p”.</text:span></text:p>
      <text:p text:style-name="P19"><text:tab/><text:span text:style-name="T27">Outro destaque para a acessibilidade é que o site não tem trocas repentinas de cores, nem nenhuma outra coisa que possa trazer um ataque epilético a pessoas que correm risco com esse problema. </text:span></text:p>
      <text:h text:style-name="P29" text:outline-level="1">4. Grid responsiva</text:h>
      <text:p text:style-name="P20"><text:tab/><text:span text:style-name="T22">O site foi construído com grids responsivas em todas as áreas dele. Ele irá funcionar e ter o mesmo padrão de design em qualquer dispositivo. </text:span></text:p>
      <text:h text:style-name="P31" text:outline-level="1"><text:span text:style-name="T23">5. Testes</text:span></text:h>
      <text:p text:style-name="P21"><text:tab/><text:span text:style-name="T23">O site foi testado nos seguintes navegadores: Microsoft Edge, Google Chrome, Apple Safari e Mozilla Firefox.</text:span></text:p>
      <text:p text:style-name="P21"><text:tab/><text:span text:style-name="T23">Foram utilizados para teste um monitor de 20 polegadas com a resolução de 1600x900, um Apple iPhone e um Apple iPad.</text:span></text:p>
      <text:p text:style-name="P21"><text:soft-page-break/><text:tab/><text:span text:style-name="T24">Em todos os testes o site se comportou de maneira excelente e não perdeu nenhuma propriedade de design.</text:span></text:p>
      <text:h text:style-name="P30" text:outline-level="1">6. Imagens</text:h>
      <text:p text:style-name="P22"><text:tab/><text:span text:style-name="T25">As imagens utilizadas em todo o site, foram retiradas de sites buscados no “Google”, as fontes dela estão localizadas no arquivo “credits.txt”.</text:span></text:p>
      <text:p text:style-name="P22"><text:tab/><text:span text:style-name="T26">A grande maioria das imagens foram editadas para ficar mais agradáveis com o design do site, sendo modificado o fundo delas, todas elas estão com fundo transparente, algumas delas foram criadas especialmente para o site.</text:span></text:p>
      <text:p text:style-name="P22"/>
      <text:p text:style-name="P22"><text:tab/></text:p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Qualquer dúvida entrar em contato pelo e-mail apresentado na primeira página.<text:line-break/>Obrigado pela atenção.<text:line-break/>Andrei Tole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5:26:03.651000000</meta:creation-date>
    <dc:date>2017-06-29T16:15:26.853000000</dc:date>
    <meta:editing-duration>PT49M1S</meta:editing-duration>
    <meta:editing-cycles>52</meta:editing-cycles>
    <meta:generator>LibreOffice/5.3.3.2$Windows_x86 LibreOffice_project/3d9a8b4b4e538a85e0782bd6c2d430bafe583448</meta:generator>
    <meta:document-statistic meta:table-count="0" meta:image-count="0" meta:object-count="0" meta:page-count="5" meta:paragraph-count="47" meta:word-count="692" meta:character-count="4248" meta:non-whitespace-character-count="3584"/>
  </office:meta>
</office:document-meta>
</file>